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officeooo:rsid="00129bbc" officeooo:paragraph-rsid="00129bbc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officeooo:rsid="0013996e" officeooo:paragraph-rsid="0013996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officeooo:rsid="00129bbc" officeooo:paragraph-rsid="00129bbc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officeooo:rsid="00155520" officeooo:paragraph-rsid="00155520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officeooo:rsid="00155520" officeooo:paragraph-rsid="00129bbc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officeooo:rsid="0016ecfa" officeooo:paragraph-rsid="0016ecfa"/>
    </style:style>
    <style:style style:name="T1" style:family="text">
      <style:text-properties officeooo:rsid="00129bbc"/>
    </style:style>
    <style:style style:name="T2" style:family="text">
      <style:text-properties officeooo:rsid="0016cc67"/>
    </style:style>
    <style:style style:name="T3" style:family="text">
      <style:text-properties officeooo:rsid="001399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erage clients numbe<text:span text:style-name="T1">r</text:span></text:p>
      <text:p text:style-name="P2"/>
      <text:p text:style-name="P2">Comparison of Average maximum APs load </text:p>
      <text:p text:style-name="P2">Comparison of Average <text:span text:style-name="T2">S</text:span>TD APs load </text:p>
      <text:p text:style-name="P3">Comparison of average number of clients in deficit </text:p>
      <text:p text:style-name="P3">Comparison of Average aggregated throughput</text:p>
      <text:p text:style-name="P7"><text:span text:style-name="T3">Comparison of </text:span>Average aggregated deficit </text:p>
      <text:p text:style-name="P7"/>
      <text:p text:style-name="P2">Average STD APs load</text:p>
      <text:p text:style-name="P2">Average number of clients in deficit</text:p>
      <text:p text:style-name="P3">Average aggregated throughput(Mbs)</text:p>
      <text:p text:style-name="P2">Average maximum APs load</text:p>
      <text:p text:style-name="P7">Average aggregated deficit (Mbs)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00:20:34.565250173</meta:creation-date>
    <dc:date>2018-08-04T13:12:14.795325202</dc:date>
    <meta:editing-duration>PT49M17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1" meta:word-count="54" meta:character-count="377" meta:non-whitespace-character-count="330"/>
  </office:meta>
</office:document-meta>
</file>